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.1">
      <style:text-properties officeooo:rsid="00b47646" officeooo:paragraph-rsid="00b47646"/>
    </style:style>
    <style:style style:name="P60" style:family="paragraph" style:parent-style-name="_5f_Heading1">
      <style:text-properties style:use-window-font-color="true" loext:opacity="0%" officeooo:rsid="0028726a" officeooo:paragraph-rsid="006945ca"/>
    </style:style>
    <style:style style:name="P61" style:family="paragraph" style:parent-style-name="_5f_Heading1.1">
      <style:text-properties style:use-window-font-color="true" loext:opacity="0%" officeooo:rsid="0028726a" officeooo:paragraph-rsid="006945ca"/>
    </style:style>
    <style:style style:name="P62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63" style:family="paragraph" style:parent-style-name="_5f_Heading1.1">
      <style:text-properties style:use-window-font-color="true" loext:opacity="0%" officeooo:rsid="005bffdc" officeooo:paragraph-rsid="005bffdc"/>
    </style:style>
    <style:style style:name="P64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65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66" style:family="paragraph" style:parent-style-name="Standard">
      <style:text-properties style:use-window-font-color="true" loext:opacity="0%" officeooo:rsid="007e5e4b" officeooo:paragraph-rsid="007e5e4b"/>
    </style:style>
    <style:style style:name="P67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68" style:family="paragraph" style:parent-style-name="_5f_Heading1.1">
      <style:text-properties style:use-window-font-color="true" loext:opacity="0%" officeooo:rsid="006c5b97" officeooo:paragraph-rsid="006c5b97"/>
    </style:style>
    <style:style style:name="P69" style:family="paragraph" style:parent-style-name="_5f_Heading1.1.1">
      <style:text-properties style:use-window-font-color="true" loext:opacity="0%" officeooo:rsid="006c5b97" officeooo:paragraph-rsid="006c5b97"/>
    </style:style>
    <style:style style:name="P70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71" style:family="paragraph" style:parent-style-name="_5f_Heading1.1">
      <style:text-properties style:use-window-font-color="true" loext:opacity="0%" officeooo:rsid="0033b5bc" officeooo:paragraph-rsid="005e2abe"/>
    </style:style>
    <style:style style:name="P72" style:family="paragraph" style:parent-style-name="_5f_Heading1.1.1">
      <style:text-properties style:use-window-font-color="true" loext:opacity="0%" officeooo:rsid="005e2abe" officeooo:paragraph-rsid="005e2abe"/>
    </style:style>
    <style:style style:name="P73" style:family="paragraph" style:parent-style-name="_5f_Heading1.1.1.1">
      <style:text-properties style:use-window-font-color="true" loext:opacity="0%" officeooo:rsid="005e2abe" officeooo:paragraph-rsid="005e2abe"/>
    </style:style>
    <style:style style:name="P74" style:family="paragraph" style:parent-style-name="_5f_Heading1.1.1">
      <style:text-properties style:use-window-font-color="true" loext:opacity="0%" officeooo:rsid="0033b5bc" officeooo:paragraph-rsid="005e2abe"/>
    </style:style>
    <style:style style:name="P75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76" style:family="paragraph" style:parent-style-name="_5f_Heading1.1">
      <style:text-properties style:use-window-font-color="true" loext:opacity="0%" officeooo:rsid="0043ff35" officeooo:paragraph-rsid="005e2abe"/>
    </style:style>
    <style:style style:name="P77" style:family="paragraph" style:parent-style-name="_5f_Heading1.1">
      <style:text-properties style:use-window-font-color="true" loext:opacity="0%" officeooo:rsid="00429a5c" officeooo:paragraph-rsid="005e2abe"/>
    </style:style>
    <style:style style:name="P78" style:family="paragraph" style:parent-style-name="_5f_HeadingApdx">
      <style:text-properties style:use-window-font-color="true" loext:opacity="0%" officeooo:paragraph-rsid="005964e9"/>
    </style:style>
    <style:style style:name="P79" style:family="paragraph" style:parent-style-name="Standard">
      <style:paragraph-properties fo:break-before="page"/>
      <style:text-properties style:use-window-font-color="true" loext:opacity="0%"/>
    </style:style>
    <style:style style:name="P80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6945ca"/>
    </style:style>
    <style:style style:name="T41" style:family="text">
      <style:text-properties officeooo:rsid="0002ace9"/>
    </style:style>
    <style:style style:name="T42" style:family="text">
      <style:text-properties officeooo:rsid="005af872"/>
    </style:style>
    <style:style style:name="T43" style:family="text">
      <style:text-properties officeooo:rsid="005a3ff3"/>
    </style:style>
    <style:style style:name="T44" style:family="text">
      <style:text-properties officeooo:rsid="005bffdc"/>
    </style:style>
    <style:style style:name="T45" style:family="text">
      <style:text-properties officeooo:rsid="005e2abe"/>
    </style:style>
    <style:style style:name="T46" style:family="text">
      <style:text-properties officeooo:rsid="000ab062"/>
    </style:style>
    <style:style style:name="T47" style:family="text">
      <style:text-properties officeooo:rsid="005fc820"/>
    </style:style>
    <style:style style:name="T48" style:family="text">
      <style:text-properties officeooo:rsid="0065954b"/>
    </style:style>
    <style:style style:name="T49" style:family="text">
      <style:text-properties officeooo:rsid="006c5b97"/>
    </style:style>
    <style:style style:name="T50" style:family="text">
      <style:text-properties officeooo:rsid="003bf121"/>
    </style:style>
    <style:style style:name="T51" style:family="text">
      <style:text-properties officeooo:rsid="00429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3"/>
      <text:h text:style-name="P60" text:outline-level="1">Routine maintenance</text:h>
      <text:h text:style-name="P61" text:outline-level="2">&lt;List routine maintenance procedure <text:span text:style-name="T40">and intervals</text:span>&gt;</text:h>
      <text:h text:style-name="P62" text:outline-level="1">Appendix A<text:tab/><text:span text:style-name="T41">Reference</text:span><text:span text:style-name="T42">s</text:span></text:h>
      <text:h text:style-name="P63" text:outline-level="2">&lt;List continues&gt;</text:h>
      <text:p text:style-name="P3"/>
      <text:h text:style-name="P64" text:outline-level="1"><text:span text:style-name="T43">Appendix </text:span><text:span text:style-name="T42">B</text:span><text:span text:style-name="T43"><text:tab/></text:span><text:span text:style-name="T42">Definition</text:span><text:span text:style-name="T44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65">TERM</text:p>
          </table:table-cell>
          <table:table-cell table:style-name="Table6.A1" office:value-type="string">
            <text:p text:style-name="P65">MEANING</text:p>
          </table:table-cell>
          <table:table-cell table:style-name="Table6.A1" office:value-type="string">
            <text:p text:style-name="P65">TERM</text:p>
          </table:table-cell>
          <table:table-cell table:style-name="Table6.D1" office:value-type="string">
            <text:p text:style-name="P65">MEANING</text:p>
          </table:table-cell>
        </table:table-row>
        <table:table-row table:style-name="Table6.2">
          <table:table-cell table:style-name="Table6.A2" office:value-type="string">
            <text:p text:style-name="P66">LTS</text:p>
          </table:table-cell>
          <table:table-cell table:style-name="Table6.B2" office:value-type="string">
            <text:p text:style-name="P66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67" text:outline-level="1">Appendix Diagrams</text:h>
      <text:h text:style-name="P67" text:outline-level="1">Appendix Bill of materials</text:h>
      <text:h text:style-name="P68" text:outline-level="2">&lt;List Bill of materials&gt;</text:h>
      <text:h text:style-name="P69" text:outline-level="3" text:is-list-header="true"/>
      <text:h text:style-name="P70" text:outline-level="1"><text:span text:style-name="T43">Appendix </text:span><text:span text:style-name="T45">D<text:tab/></text:span><text:span text:style-name="T46">Testing </text:span><text:span text:style-name="T41">Validatio</text:span><text:span text:style-name="T45">n</text:span></text:h>
      <text:h text:style-name="P71" text:outline-level="2">Equipment / Materials</text:h>
      <text:h text:style-name="P72" text:outline-level="3">Equipment</text:h>
      <text:h text:style-name="P73" text:outline-level="4">&lt;Equipment&gt;</text:h>
      <text:h text:style-name="P72" text:outline-level="3">Materials</text:h>
      <text:h text:style-name="P73" text:outline-level="4">&lt;Material&gt;</text:h>
      <text:h text:style-name="P71" text:outline-level="2">Prerequisite<text:span text:style-name="T47">s</text:span></text:h>
      <text:h text:style-name="P74" text:outline-level="3">&lt;<text:span text:style-name="T47">List prerequisites if any</text:span>&gt;</text:h>
      <text:h text:style-name="P71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48">tem</text:span></text:p>
          </table:table-cell>
          <table:table-cell table:style-name="Table7.B1" office:value-type="string">
            <text:p text:style-name="P75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76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49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50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71" text:outline-level="2" text:is-list-header="true"/>
      <text:h text:style-name="P70" text:outline-level="1"><text:bookmark-start text:name="__RefHeading___Toc2602_2924262114"/><text:span text:style-name="T43">Appendix </text:span><text:span text:style-name="T45">C</text:span><text:span text:style-name="T42"><text:tab/></text:span><text:span text:style-name="T51">Us</text:span><text:span text:style-name="T2">age</text:span><text:span text:style-name="T51"> instruction</text:span><text:bookmark-end text:name="__RefHeading___Toc2602_2924262114"/></text:h>
      <text:h text:style-name="P77" text:outline-level="2">&lt;Document special usage instruction if any&gt;</text:h>
      <text:list text:style-name="Numbering_20_123">
        <text:list-header>
          <text:h text:style-name="P78" text:outline-level="1"/>
        </text:list-header>
      </text:list>
      <text:p text:style-name="P79"/>
      <text:h text:style-name="P80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1</text:page-number><text:s/>/ <text:page-count>12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3-15T09:10:37.371749900</dc:date>
    <meta:editing-duration>P5DT1H14M54S</meta:editing-duration>
    <meta:editing-cycles>136</meta:editing-cycles>
    <meta:generator>LibreOffice/25.2.1.2$Windows_X86_64 LibreOffice_project/d3abf4aee5fd705e4a92bba33a32f40bc4e56f49</meta:generator>
    <meta:print-date>2025-03-07T21:01:57.460593800</meta:print-date>
    <dc:creator>Shahriar Kabir</dc:creator>
    <meta:printed-by>Shahriar Kabir</meta:printed-by>
    <meta:document-statistic meta:table-count="9" meta:image-count="0" meta:object-count="0" meta:page-count="12" meta:paragraph-count="203" meta:word-count="777" meta:character-count="4627" meta:non-whitespace-character-count="4098"/>
  </office:meta>
</office:document-meta>
</file>